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BiauKai" svg:font-family="BiauKai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0902in" text:min-label-width="0.25in" text:list-level-position-and-space-mode="label-alignment">
          <style:list-level-label-alignment text:label-followed-by="listtab" fo:margin-left="0.340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236in" text:min-label-width="0.3333in" text:list-level-position-and-space-mode="label-alignment">
          <style:list-level-label-alignment text:label-followed-by="listtab" fo:margin-left="0.756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69in" text:min-label-width="0.3333in" text:list-level-position-and-space-mode="label-alignment">
          <style:list-level-label-alignment text:label-followed-by="listtab" fo:margin-left="1.0902in" fo:text-indent="-0.3333in"/>
        </style:list-level-properties>
      </text:list-level-style-number>
      <text:list-level-style-number text:level="4" style:num-suffix="." style:num-format="1">
        <style:list-level-properties text:space-before="1.0902in" text:min-label-width="0.3333in" text:list-level-position-and-space-mode="label-alignment">
          <style:list-level-label-alignment text:label-followed-by="listtab" fo:margin-left="1.423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236in" text:min-label-width="0.3333in" text:list-level-position-and-space-mode="label-alignment">
          <style:list-level-label-alignment text:label-followed-by="listtab" fo:margin-left="1.756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69in" text:min-label-width="0.3333in" text:list-level-position-and-space-mode="label-alignment">
          <style:list-level-label-alignment text:label-followed-by="listtab" fo:margin-left="2.0902in" fo:text-indent="-0.3333in"/>
        </style:list-level-properties>
      </text:list-level-style-number>
      <text:list-level-style-number text:level="7" style:num-suffix="." style:num-format="1">
        <style:list-level-properties text:space-before="2.0902in" text:min-label-width="0.3333in" text:list-level-position-and-space-mode="label-alignment">
          <style:list-level-label-alignment text:label-followed-by="listtab" fo:margin-left="2.423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236in" text:min-label-width="0.3333in" text:list-level-position-and-space-mode="label-alignment">
          <style:list-level-label-alignment text:label-followed-by="listtab" fo:margin-left="2.756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69in" text:min-label-width="0.3333in" text:list-level-position-and-space-mode="label-alignment">
          <style:list-level-label-alignment text:label-followed-by="listtab" fo:margin-left="3.0902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  <style:text-properties style:font-name="BiauKai" style:font-name-asian="BiauKai" fo:font-weight="bold" style:font-weight-asian="bold" fo:font-size="20pt" style:font-size-asian="20pt" style:font-size-complex="20pt"/>
    </style:style>
    <style:style style:name="P2" style:parent-style-name="TITLE-2" style:family="paragraph">
      <style:paragraph-properties fo:text-align="end" fo:margin-bottom="0.125in" fo:line-height="0.3611in" fo:margin-left="0.2756in" fo:margin-right="0.1944in">
        <style:tab-stops/>
      </style:paragraph-properties>
      <style:text-properties style:font-name="BiauKai" style:font-name-asian="BiauKai"/>
    </style:style>
    <style:style style:name="P3" style:parent-style-name="內文" style:family="paragraph">
      <style:paragraph-properties style:snap-to-layout-grid="false" fo:text-align="justify" fo:line-height="150%" fo:text-indent="0.3736in"/>
      <style:text-properties style:font-name="BiauKai" style:font-name-asian="BiauKai" fo:font-size="14pt" style:font-size-asian="14pt" style:font-size-complex="14pt"/>
    </style:style>
    <style:style style:name="P4" style:parent-style-name="內文" style:family="paragraph">
      <style:paragraph-properties style:snap-to-layout-grid="false" fo:text-align="justify" fo:line-height="150%" fo:margin-left="0.375in">
        <style:tab-stops/>
      </style:paragraph-properties>
      <style:text-properties style:font-name="BiauKai" style:font-name-asian="BiauKai" fo:font-size="14pt" style:font-size-asian="14pt" style:font-size-complex="14pt"/>
    </style:style>
    <style:style style:name="P5" style:parent-style-name="內文" style:family="paragraph">
      <style:paragraph-properties style:snap-to-layout-grid="false" fo:text-align="justify" fo:line-height="150%" fo:margin-left="0.375in">
        <style:tab-stops/>
      </style:paragraph-properties>
      <style:text-properties style:font-name="BiauKai" style:font-name-asian="BiauKai" fo:font-size="14pt" style:font-size-asian="14pt" style:font-size-complex="14pt"/>
    </style:style>
    <style:style style:name="P6" style:parent-style-name="內文" style:family="paragraph">
      <style:paragraph-properties style:snap-to-layout-grid="false" fo:text-align="justify" fo:line-height="150%" fo:margin-left="0.375in">
        <style:tab-stops/>
      </style:paragraph-properties>
      <style:text-properties style:font-name="BiauKai" style:font-name-asian="BiauKai" fo:font-size="14pt" style:font-size-asian="14pt" style:font-size-complex="14pt"/>
    </style:style>
    <style:style style:name="P7" style:parent-style-name="內文" style:family="paragraph">
      <style:paragraph-properties style:snap-to-layout-grid="false" fo:text-align="justify" fo:line-height="150%" fo:margin-left="0.375in">
        <style:tab-stops/>
      </style:paragraph-properties>
      <style:text-properties style:font-name="BiauKai" style:font-name-asian="BiauKai" fo:font-size="14pt" style:font-size-asian="14pt" style:font-size-complex="14pt"/>
    </style:style>
    <style:style style:name="TableColumn9" style:family="table-column">
      <style:table-column-properties style:column-width="0.475in"/>
    </style:style>
    <style:style style:name="TableColumn10" style:family="table-column">
      <style:table-column-properties style:column-width="0.3895in"/>
    </style:style>
    <style:style style:name="TableColumn11" style:family="table-column">
      <style:table-column-properties style:column-width="4.8319in"/>
    </style:style>
    <style:style style:name="TableColumn12" style:family="table-column">
      <style:table-column-properties style:column-width="1.0027in"/>
    </style:style>
    <style:style style:name="Table8" style:family="table">
      <style:table-properties style:width="6.6993in" fo:margin-left="0in" table:align="center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內文" style:family="paragraph">
      <style:paragraph-properties fo:text-align="center"/>
    </style:style>
    <style:style style:name="T16" style:parent-style-name="預設段落字型" style:family="text">
      <style:text-properties style:font-name="BiauKai" style:font-name-asian="BiauKai" fo:font-weight="bold" style:font-weight-asian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預設段落字型" style:family="text">
      <style:text-properties style:font-name="BiauKai" style:font-name-asian="BiauKai"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內文" style:family="paragraph">
      <style:text-properties style:font-name="BiauKai" style:font-name-asian="BiauKai" fo:font-weight="bold" style:font-weight-asian="bold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內文" style:family="paragraph">
      <style:paragraph-properties fo:text-align="center"/>
      <style:text-properties style:font-name="BiauKai" style:font-name-asian="BiauKai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fo:text-align="center"/>
      <style:text-properties style:font-name="BiauKai" style:font-name-asian="BiauKai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清單段落" style:list-style-name="LFO3" style:family="paragraph">
      <style:text-properties style:font-name="BiauKai" style:font-name-asian="BiauKai"/>
    </style:style>
    <style:style style:name="P30" style:parent-style-name="清單段落" style:list-style-name="LFO3" style:family="paragraph">
      <style:text-properties style:font-name="BiauKai" style:font-name-asian="BiauKai"/>
    </style:style>
    <style:style style:name="P31" style:parent-style-name="清單段落" style:list-style-name="LFO3" style:family="paragraph"/>
    <style:style style:name="T32" style:parent-style-name="預設段落字型" style:family="text">
      <style:text-properties style:font-name="BiauKai" style:font-name-asian="BiauKai"/>
    </style:style>
    <style:style style:name="T33" style:parent-style-name="預設段落字型" style:family="text">
      <style:text-properties style:font-name="BiauKai" style:font-name-asian="BiauKai"/>
    </style:style>
    <style:style style:name="T34" style:parent-style-name="預設段落字型" style:family="text">
      <style:text-properties style:font-name="BiauKai" style:font-name-asian="BiauKai"/>
    </style:style>
    <style:style style:name="T35" style:parent-style-name="預設段落字型" style:family="text">
      <style:text-properties style:font-name="BiauKai" style:font-name-asian="BiauKai"/>
    </style:style>
    <style:style style:name="T36" style:parent-style-name="預設段落字型" style:family="text">
      <style:text-properties style:font-name="BiauKai" style:font-name-asian="BiauKai" style:letter-kerning="false"/>
    </style:style>
    <style:style style:name="T37" style:parent-style-name="預設段落字型" style:family="text">
      <style:text-properties style:font-name="BiauKai" style:font-name-asian="BiauKai"/>
    </style:style>
    <style:style style:name="P38" style:parent-style-name="內文" style:family="paragraph">
      <style:paragraph-properties fo:margin-left="1.0868in">
        <style:tab-stops/>
      </style:paragraph-properties>
    </style:style>
    <style:style style:name="T39" style:parent-style-name="預設段落字型" style:family="text">
      <style:text-properties style:font-name="BiauKai" style:font-name-asian="BiauKai"/>
    </style:style>
    <style:style style:name="T40" style:parent-style-name="預設段落字型" style:family="text">
      <style:text-properties style:font-name="BiauKai" style:font-name-asian="BiauKai" style:letter-kerning="false"/>
    </style:style>
    <style:style style:name="T41" style:parent-style-name="預設段落字型" style:family="text">
      <style:text-properties style:font-name="BiauKai" style:font-name-asian="BiauKai"/>
    </style:style>
    <style:style style:name="T42" style:parent-style-name="預設段落字型" style:family="text">
      <style:text-properties style:font-name="BiauKai" style:font-name-asian="BiauKai"/>
    </style:style>
    <style:style style:name="T43" style:parent-style-name="預設段落字型" style:family="text">
      <style:text-properties style:font-name="BiauKai" style:font-name-asian="BiauKai" style:text-underline-type="single" style:text-underline-style="solid" style:text-underline-width="auto" style:text-underline-mode="continuous"/>
    </style:style>
    <style:style style:name="T44" style:parent-style-name="預設段落字型" style:family="text">
      <style:text-properties style:font-name="BiauKai" style:font-name-asian="BiauKai" style:text-underline-type="single" style:text-underline-style="solid" style:text-underline-width="auto" style:text-underline-mode="continuous"/>
    </style:style>
    <style:style style:name="P45" style:parent-style-name="清單段落" style:list-style-name="LFO3" style:family="paragraph">
      <style:text-properties style:font-name="BiauKai" style:font-name-asian="BiauKai"/>
    </style:style>
    <style:style style:name="P46" style:parent-style-name="清單段落" style:list-style-name="LFO3" style:family="paragraph">
      <style:text-properties style:font-name="BiauKai" style:font-name-asian="BiauKai"/>
    </style:style>
    <style:style style:name="P47" style:parent-style-name="清單段落" style:list-style-name="LFO3" style:family="paragraph">
      <style:text-properties style:font-name="BiauKai" style:font-name-asian="BiauKai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內文" style:family="paragraph">
      <style:text-properties style:font-name="BiauKai" style:font-name-asian="BiauKai" fo:font-weight="bold" style:font-weight-asian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內文" style:family="paragraph">
      <style:text-properties style:font-name="BiauKai" style:font-name-asian="BiauKai" fo:font-weight="bold" style:font-weight-asian="bold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內文" style:family="paragraph">
      <style:paragraph-properties fo:margin-left="0.1284in" fo:text-indent="-0.1284in">
        <style:tab-stops/>
      </style:paragraph-properties>
      <style:text-properties style:font-name="BiauKai" style:font-name-asian="BiauKai"/>
    </style:style>
    <style:style style:name="P64" style:parent-style-name="內文" style:family="paragraph">
      <style:paragraph-properties fo:margin-left="0.1284in" fo:text-indent="-0.1284in">
        <style:tab-stops/>
      </style:paragraph-properties>
      <style:text-properties style:font-name="BiauKai" style:font-name-asian="BiauKai"/>
    </style:style>
    <style:style style:name="P65" style:parent-style-name="內文" style:family="paragraph">
      <style:paragraph-properties fo:margin-left="0.2736in" fo:text-indent="-0.1284in">
        <style:tab-stops/>
      </style:paragraph-properties>
      <style:text-properties style:font-name="BiauKai" style:font-name-asian="BiauKai"/>
    </style:style>
    <style:style style:name="P66" style:parent-style-name="內文" style:family="paragraph">
      <style:paragraph-properties fo:margin-left="0.2736in" fo:text-indent="-0.1284in">
        <style:tab-stops/>
      </style:paragraph-properties>
      <style:text-properties style:font-name="BiauKai" style:font-name-asian="BiauKai"/>
    </style:style>
    <style:style style:name="P67" style:parent-style-name="內文" style:family="paragraph">
      <style:paragraph-properties fo:margin-left="0.2736in" fo:text-indent="-0.1284in">
        <style:tab-stops/>
      </style:paragraph-properties>
      <style:text-properties style:font-name="BiauKai" style:font-name-asian="BiauKai"/>
    </style:style>
    <style:style style:name="P68" style:parent-style-name="內文" style:family="paragraph">
      <style:paragraph-properties fo:margin-left="0.2736in" fo:text-indent="-0.1284in">
        <style:tab-stops/>
      </style:paragraph-properties>
      <style:text-properties style:font-name="BiauKai" style:font-name-asian="BiauKai"/>
    </style:style>
    <style:style style:name="P69" style:parent-style-name="內文" style:family="paragraph">
      <style:paragraph-properties fo:margin-left="0.2736in" fo:text-indent="-0.1284in">
        <style:tab-stops/>
      </style:paragraph-properties>
      <style:text-properties style:font-name="BiauKai" style:font-name-asian="BiauKai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內文" style:family="paragraph">
      <style:text-properties style:font-name="BiauKai" style:font-name-asian="BiauKai" fo:font-weight="bold" style:font-weight-asian="bold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內文" style:family="paragraph">
      <style:paragraph-properties fo:margin-left="0.1284in" fo:text-indent="-0.1284in">
        <style:tab-stops/>
      </style:paragraph-properties>
    </style:style>
    <style:style style:name="T79" style:parent-style-name="預設段落字型" style:family="text">
      <style:text-properties style:font-name="BiauKai" style:font-name-asian="BiauKai" fo:font-weight="bold" style:font-weight-asian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內文" style:family="paragraph">
      <style:text-properties style:font-name="BiauKai" style:font-name-asian="BiauKai" fo:font-weight="bold" style:font-weight-asian="bold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fo:margin-left="0.1284in" fo:text-indent="-0.1284in">
        <style:tab-stops/>
      </style:paragraph-properties>
    </style:style>
    <style:style style:name="T89" style:parent-style-name="預設段落字型" style:family="text">
      <style:text-properties style:font-name="BiauKai" style:font-name-asian="BiauKai"/>
    </style:style>
    <style:style style:name="T90" style:parent-style-name="預設段落字型" style:family="text">
      <style:text-properties style:font-name="BiauKai" style:font-name-asian="BiauKai" style:letter-kerning="false"/>
    </style:style>
    <style:style style:name="T91" style:parent-style-name="預設段落字型" style:family="text">
      <style:text-properties style:font-name="BiauKai" style:font-name-asian="BiauKai"/>
    </style:style>
    <style:style style:name="T92" style:parent-style-name="預設段落字型" style:family="text">
      <style:text-properties style:font-name="BiauKai" style:font-name-asian="BiauKai" style:letter-kerning="false"/>
    </style:style>
    <style:style style:name="T93" style:parent-style-name="預設段落字型" style:family="text">
      <style:text-properties style:font-name="BiauKai" style:font-name-asian="BiauKai"/>
    </style:style>
    <style:style style:name="T94" style:parent-style-name="預設段落字型" style:family="text">
      <style:text-properties style:font-name="BiauKai" style:font-name-asian="BiauKai" style:letter-kerning="false"/>
    </style:style>
    <style:style style:name="T95" style:parent-style-name="預設段落字型" style:family="text">
      <style:text-properties style:font-name="BiauKai" style:font-name-asian="BiauKai"/>
    </style:style>
    <style:style style:name="T96" style:parent-style-name="預設段落字型" style:family="text">
      <style:text-properties style:font-name="BiauKai" style:font-name-asian="BiauKai" style:letter-kerning="false"/>
    </style:style>
    <style:style style:name="P97" style:parent-style-name="內文" style:family="paragraph">
      <style:paragraph-properties fo:margin-left="0.1284in" fo:text-indent="-0.1284in">
        <style:tab-stops/>
      </style:paragraph-properties>
    </style:style>
    <style:style style:name="T98" style:parent-style-name="預設段落字型" style:family="text">
      <style:text-properties style:font-name="BiauKai" style:font-name-asian="BiauKai"/>
    </style:style>
    <style:style style:name="T99" style:parent-style-name="預設段落字型" style:family="text">
      <style:text-properties style:font-name="BiauKai" style:font-name-asian="BiauKai" style:letter-kerning="false"/>
    </style:style>
    <style:style style:name="T100" style:parent-style-name="預設段落字型" style:family="text">
      <style:text-properties style:font-name="BiauKai" style:font-name-asian="BiauKai"/>
    </style:style>
    <style:style style:name="T101" style:parent-style-name="預設段落字型" style:family="text">
      <style:text-properties style:font-name="BiauKai" style:font-name-asian="BiauKai" style:letter-kerning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內文" style:family="paragraph">
      <style:text-properties style:font-name="BiauKai" style:font-name-asian="BiauKai" fo:font-weight="bold" style:font-weight-asian="bold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110" style:parent-style-name="預設段落字型" style:family="text">
      <style:text-properties style:font-name="BiauKai" style:font-name-asian="BiauKai" fo:font-weight="bold" style:font-weight-asian="bold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112" style:parent-style-name="預設段落字型" style:family="text">
      <style:text-properties style:font-name="BiauKai" style:font-name-asian="BiauKai" fo:font-weight="bold" style:font-weight-asian="bold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內文" style:family="paragraph">
      <style:paragraph-properties fo:text-align="center"/>
      <style:text-properties style:font-name="BiauKai" style:font-name-asian="BiauKai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內文" style:family="paragraph">
      <style:paragraph-properties fo:text-align="center"/>
      <style:text-properties style:font-name="BiauKai" style:font-name-asian="BiauKai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清單段落" style:list-style-name="LFO2" style:family="paragraph">
      <style:text-properties style:font-name="BiauKai" style:font-name-asian="BiauKai"/>
    </style:style>
    <style:style style:name="P120" style:parent-style-name="清單段落" style:family="paragraph">
      <style:paragraph-properties fo:margin-left="0.25in">
        <style:tab-stops/>
      </style:paragraph-properties>
    </style:style>
    <style:style style:name="T121" style:parent-style-name="預設段落字型" style:family="text">
      <style:text-properties style:font-name="BiauKai" style:font-name-asian="BiauKai"/>
    </style:style>
    <style:style style:name="T122" style:parent-style-name="預設段落字型" style:family="text">
      <style:text-properties style:font-name="BiauKai" style:font-name-asian="BiauKai" style:letter-kerning="false"/>
    </style:style>
    <style:style style:name="P123" style:parent-style-name="清單段落" style:family="paragraph">
      <style:paragraph-properties fo:margin-left="0.25in">
        <style:tab-stops/>
      </style:paragraph-properties>
    </style:style>
    <style:style style:name="T124" style:parent-style-name="預設段落字型" style:family="text">
      <style:text-properties style:font-name="BiauKai" style:font-name-asian="BiauKai"/>
    </style:style>
    <style:style style:name="T125" style:parent-style-name="預設段落字型" style:family="text">
      <style:text-properties style:font-name="BiauKai" style:font-name-asian="BiauKai" style:letter-kerning="false"/>
    </style:style>
    <style:style style:name="T126" style:parent-style-name="預設段落字型" style:family="text">
      <style:text-properties style:font-name="BiauKai" style:font-name-asian="BiauKai" style:letter-kerning="false"/>
    </style:style>
    <style:style style:name="T127" style:parent-style-name="預設段落字型" style:family="text">
      <style:text-properties style:font-name="BiauKai" style:font-name-asian="BiauKai" style:letter-kerning="false"/>
    </style:style>
    <style:style style:name="T128" style:parent-style-name="預設段落字型" style:family="text">
      <style:text-properties style:font-name="BiauKai" style:font-name-asian="BiauKai" style:letter-kerning="false"/>
    </style:style>
    <style:style style:name="T129" style:parent-style-name="預設段落字型" style:family="text">
      <style:text-properties style:font-name="BiauKai" style:font-name-asian="BiauKai" style:letter-kerning="false"/>
    </style:style>
    <style:style style:name="P130" style:parent-style-name="清單段落" style:list-style-name="LFO2" style:family="paragraph"/>
    <style:style style:name="T131" style:parent-style-name="預設段落字型" style:family="text">
      <style:text-properties style:font-name="BiauKai" style:font-name-asian="BiauKai"/>
    </style:style>
    <style:style style:name="T132" style:parent-style-name="預設段落字型" style:family="text">
      <style:text-properties style:font-name="BiauKai" style:font-name-asian="BiauKai"/>
    </style:style>
    <style:style style:name="T133" style:parent-style-name="預設段落字型" style:family="text">
      <style:text-properties style:font-name="BiauKai" style:font-name-asian="BiauKai"/>
    </style:style>
    <style:style style:name="T134" style:parent-style-name="預設段落字型" style:family="text">
      <style:text-properties style:font-name="BiauKai" style:font-name-asian="BiauKai" fo:font-weight="bold" style:font-weight-asian="bold"/>
    </style:style>
    <style:style style:name="T135" style:parent-style-name="預設段落字型" style:family="text">
      <style:text-properties style:font-name="BiauKai" style:font-name-asian="BiauKai" fo:font-weight="bold" style:font-weight-asian="bold"/>
    </style:style>
    <style:style style:name="T136" style:parent-style-name="預設段落字型" style:family="text">
      <style:text-properties style:font-name="BiauKai" style:font-name-asian="BiauKai" fo:font-weight="bold" style:font-weight-asian="bold"/>
    </style:style>
    <style:style style:name="T137" style:parent-style-name="預設段落字型" style:family="text">
      <style:text-properties style:font-name="BiauKai" style:font-name-asian="BiauKai"/>
    </style:style>
    <style:style style:name="P138" style:parent-style-name="清單段落" style:list-style-name="LFO2" style:family="paragraph">
      <style:text-properties style:font-name="BiauKai" style:font-name-asian="BiauKai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內文" style:family="paragraph">
      <style:text-properties style:font-name="BiauKai" style:font-name-asian="BiauKai" fo:font-weight="bold" style:font-weight-asian="bold"/>
    </style:style>
    <style:style style:name="P141" style:parent-style-name="內文" style:family="paragraph">
      <style:text-properties style:font-name="BiauKai" style:font-name-asian="BiauKai" fo:font-weight="bold" style:font-weight-asian="bold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148" style:parent-style-name="預設段落字型" style:family="text">
      <style:text-properties style:font-name="BiauKai" style:font-name-asian="BiauKai" fo:font-weight="bold" style:font-weight-asian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150" style:parent-style-name="預設段落字型" style:family="text">
      <style:text-properties style:font-name="BiauKai" style:font-name-asian="BiauKai" fo:font-weight="bold" style:font-weight-asian="bold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內文" style:family="paragraph">
      <style:paragraph-properties fo:text-align="center"/>
      <style:text-properties style:font-name="BiauKai" style:font-name-asian="BiauKai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內文" style:family="paragraph">
      <style:paragraph-properties fo:text-align="center"/>
      <style:text-properties style:font-name="BiauKai" style:font-name-asian="BiauKai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清單段落" style:list-style-name="LFO1" style:family="paragraph">
      <style:paragraph-properties fo:margin-left="0.1361in" fo:text-indent="-0.1361in">
        <style:tab-stops/>
      </style:paragraph-properties>
      <style:text-properties style:font-name="BiauKai" style:font-name-asian="BiauKai"/>
    </style:style>
    <style:style style:name="P158" style:parent-style-name="清單段落" style:family="paragraph">
      <style:paragraph-properties fo:margin-left="0.1361in">
        <style:tab-stops/>
      </style:paragraph-properties>
      <style:text-properties style:font-name="BiauKai" style:font-name-asian="BiauKai"/>
    </style:style>
    <style:style style:name="P159" style:parent-style-name="清單段落" style:family="paragraph">
      <style:paragraph-properties fo:margin-left="0.1361in">
        <style:tab-stops/>
      </style:paragraph-properties>
      <style:text-properties style:font-name="BiauKai" style:font-name-asian="BiauKai"/>
    </style:style>
    <style:style style:name="P160" style:parent-style-name="清單段落" style:list-style-name="LFO1" style:family="paragraph">
      <style:paragraph-properties fo:margin-left="0.1361in" fo:text-indent="-0.1361in">
        <style:tab-stops/>
      </style:paragraph-properties>
      <style:text-properties style:font-name="BiauKai" style:font-name-asian="BiauKai"/>
    </style:style>
    <style:style style:name="P161" style:parent-style-name="清單段落" style:family="paragraph">
      <style:paragraph-properties fo:margin-left="0.1361in">
        <style:tab-stops/>
      </style:paragraph-properties>
      <style:text-properties style:font-name="BiauKai" style:font-name-asian="BiauKai"/>
    </style:style>
    <style:style style:name="P162" style:parent-style-name="清單段落" style:family="paragraph">
      <style:paragraph-properties fo:margin-left="0.1361in">
        <style:tab-stops/>
      </style:paragraph-properties>
      <style:text-properties style:font-name="BiauKai" style:font-name-asian="BiauKai"/>
    </style:style>
    <style:style style:name="P163" style:parent-style-name="清單段落" style:list-style-name="LFO1" style:family="paragraph">
      <style:paragraph-properties fo:margin-left="0.1361in" fo:text-indent="-0.1361in">
        <style:tab-stops/>
      </style:paragraph-properties>
      <style:text-properties style:font-name="BiauKai" style:font-name-asian="BiauKai"/>
    </style:style>
    <style:style style:name="P164" style:parent-style-name="清單段落" style:family="paragraph">
      <style:paragraph-properties fo:margin-left="0.1361in">
        <style:tab-stops/>
      </style:paragraph-properties>
      <style:text-properties style:font-name="BiauKai" style:font-name-asian="BiauKai"/>
    </style:style>
    <style:style style:name="P165" style:parent-style-name="清單段落" style:family="paragraph">
      <style:paragraph-properties fo:margin-left="0.3201in">
        <style:tab-stops/>
      </style:paragraph-properties>
      <style:text-properties style:font-name="BiauKai" style:font-name-asian="BiauKai"/>
    </style:style>
    <style:style style:name="P166" style:parent-style-name="清單段落" style:family="paragraph">
      <style:paragraph-properties fo:margin-left="0.3201in">
        <style:tab-stops/>
      </style:paragraph-properties>
      <style:text-properties style:font-name="BiauKai" style:font-name-asian="BiauKai"/>
    </style:style>
    <style:style style:name="P167" style:parent-style-name="清單段落" style:family="paragraph">
      <style:paragraph-properties fo:margin-left="0.1361in">
        <style:tab-stops/>
      </style:paragraph-properties>
      <style:text-properties style:font-name="BiauKai" style:font-name-asian="BiauKai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內文" style:family="paragraph">
      <style:text-properties style:font-name="BiauKai" style:font-name-asian="BiauKai" fo:font-weight="bold" style:font-weight-asian="bold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176" style:parent-style-name="預設段落字型" style:family="text">
      <style:text-properties style:font-name="BiauKai" style:font-name-asian="BiauKai" fo:font-weight="bold" style:font-weight-asian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內文" style:family="paragraph">
      <style:text-properties style:font-name="BiauKai" style:font-name-asian="BiauKai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內文" style:family="paragraph">
      <style:paragraph-properties fo:text-align="center"/>
      <style:text-properties style:font-name="BiauKai" style:font-name-asian="BiauKai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內文" style:family="paragraph">
      <style:paragraph-properties fo:text-align="center"/>
      <style:text-properties style:font-name="BiauKai" style:font-name-asian="BiauKai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清單段落" style:list-style-name="LFO4" style:family="paragraph">
      <style:text-properties style:font-name="BiauKai" style:font-name-asian="BiauKai"/>
    </style:style>
    <style:style style:name="P186" style:parent-style-name="清單段落" style:family="paragraph">
      <style:paragraph-properties fo:margin-left="0.25in">
        <style:tab-stops/>
      </style:paragraph-properties>
      <style:text-properties style:font-name="BiauKai" style:font-name-asian="BiauKai"/>
    </style:style>
    <style:style style:name="P187" style:parent-style-name="清單段落" style:family="paragraph">
      <style:paragraph-properties fo:margin-left="0.25in">
        <style:tab-stops/>
      </style:paragraph-properties>
      <style:text-properties style:font-name="BiauKai" style:font-name-asian="BiauKai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內文" style:family="paragraph">
      <style:text-properties style:font-name="BiauKai" style:font-name-asian="BiauKai" fo:font-weight="bold" style:font-weight-asian="bold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196" style:parent-style-name="預設段落字型" style:family="text">
      <style:text-properties style:font-name="BiauKai" style:font-name-asian="BiauKai" fo:font-weight="bold" style:font-weight-asian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內文" style:family="paragraph">
      <style:text-properties style:font-name="BiauKai" style:font-name-asian="BiauKai" fo:font-weight="bold" style:font-weight-asian="bold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內文" style:family="paragraph">
      <style:paragraph-properties fo:text-align="center"/>
      <style:text-properties style:font-name="BiauKai" style:font-name-asian="BiauKai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內文" style:family="paragraph">
      <style:paragraph-properties fo:text-align="center"/>
      <style:text-properties style:font-name="BiauKai" style:font-name-asian="BiauKai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內文" style:family="paragraph">
      <style:paragraph-properties fo:margin-left="0.1666in" fo:text-indent="-0.1666in">
        <style:tab-stops/>
      </style:paragraph-properties>
    </style:style>
    <style:style style:name="T206" style:parent-style-name="預設段落字型" style:family="text">
      <style:text-properties style:font-name="BiauKai" style:font-name-asian="BiauKai"/>
    </style:style>
    <style:style style:name="T207" style:parent-style-name="預設段落字型" style:family="text">
      <style:text-properties style:font-name="BiauKai" style:font-name-asian="BiauKai" fo:font-weight="bold" style:font-weight-asian="bold"/>
    </style:style>
    <style:style style:name="T208" style:parent-style-name="預設段落字型" style:family="text">
      <style:text-properties style:font-name="BiauKai" style:font-name-asian="BiauKai"/>
    </style:style>
    <style:style style:name="T209" style:parent-style-name="預設段落字型" style:family="text">
      <style:text-properties style:font-name="BiauKai" style:font-name-asian="BiauKai"/>
    </style:style>
    <style:style style:name="T210" style:parent-style-name="預設段落字型" style:family="text">
      <style:text-properties style:font-name="BiauKai" style:font-name-asian="BiauKai"/>
    </style:style>
    <style:style style:name="T211" style:parent-style-name="預設段落字型" style:family="text">
      <style:text-properties style:font-name="BiauKai" style:font-name-asian="BiauKai"/>
    </style:style>
    <style:style style:name="P212" style:parent-style-name="內文" style:family="paragraph">
      <style:text-properties style:font-name="BiauKai" style:font-name-asian="BiauKai"/>
    </style:style>
    <style:style style:name="P213" style:parent-style-name="內文" style:family="paragraph">
      <style:text-properties style:font-name="BiauKai" style:font-name-asian="BiauKai"/>
    </style:style>
    <style:style style:name="P214" style:parent-style-name="內文" style:family="paragraph">
      <style:text-properties style:font-name="BiauKai" style:font-name-asian="BiauKai"/>
    </style:style>
    <style:style style:name="P215" style:parent-style-name="內文" style:family="paragraph">
      <style:text-properties style:font-name="BiauKai" style:font-name-asian="BiauKai"/>
    </style:style>
    <style:style style:name="P216" style:parent-style-name="內文" style:family="paragraph">
      <style:text-properties style:font-name="BiauKai" style:font-name-asian="BiauKai"/>
    </style:style>
    <style:style style:name="P217" style:parent-style-name="內文" style:family="paragraph">
      <style:text-properties style:font-name="BiauKai" style:font-name-asian="BiauKai"/>
    </style:style>
    <style:style style:name="T218" style:parent-style-name="預設段落字型" style:family="text">
      <style:text-properties style:font-name="BiauKai" style:font-name-asian="BiauKai"/>
    </style:style>
    <style:style style:name="T219" style:parent-style-name="預設段落字型" style:family="text">
      <style:text-properties style:font-name="BiauKai" style:font-name-asian="BiauKai"/>
    </style:style>
    <style:style style:name="T220" style:parent-style-name="預設段落字型" style:family="text">
      <style:text-properties style:font-name="BiauKai" style:font-name-asian="BiauKai"/>
    </style:style>
    <style:style style:name="T221" style:parent-style-name="預設段落字型" style:family="text">
      <style:text-properties style:font-name="BiauKai" style:font-name-asian="BiauKai" style:text-underline-type="single" style:text-underline-style="solid" style:text-underline-width="auto" style:text-underline-mode="continuous"/>
    </style:style>
    <style:style style:name="T222" style:parent-style-name="預設段落字型" style:family="text">
      <style:text-properties style:font-name="BiauKai" style:font-name-asian="BiauKai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內文" style:family="paragraph">
      <style:text-properties style:font-name="BiauKai" style:font-name-asian="BiauKai" fo:font-weight="bold" style:font-weight-asian="bold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內文" style:family="paragraph">
      <style:paragraph-properties fo:text-align="center"/>
      <style:text-properties style:font-name="BiauKai" style:font-name-asian="BiauKai" fo:font-weight="bold" style:font-weight-asian="bold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231" style:parent-style-name="預設段落字型" style:family="text">
      <style:text-properties style:font-name="BiauKai" style:font-name-asian="BiauKai" fo:font-weight="bold" style:font-weight-asian="bold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233" style:parent-style-name="預設段落字型" style:family="text">
      <style:text-properties style:font-name="BiauKai" style:font-name-asian="BiauKai" fo:font-weight="bold" style:font-weight-asian="bold"/>
    </style:style>
    <style:style style:name="T234" style:parent-style-name="預設段落字型" style:family="text">
      <style:text-properties style:font-name="BiauKai" style:font-name-asian="BiauKai" fo:font-weight="bold" style:font-weight-asian="bold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內文" style:family="paragraph">
      <style:paragraph-properties fo:text-align="center"/>
      <style:text-properties style:font-name="BiauKai" style:font-name-asian="BiauKai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內文" style:family="paragraph">
      <style:paragraph-properties fo:text-align="center"/>
      <style:text-properties style:font-name="BiauKai" style:font-name-asian="BiauKai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內文" style:family="paragraph">
      <style:text-properties style:font-name="BiauKai" style:font-name-asian="BiauKai"/>
    </style:style>
    <style:style style:name="P242" style:parent-style-name="內文" style:family="paragraph">
      <style:text-properties style:font-name="BiauKai" style:font-name-asian="BiauKai"/>
    </style:style>
    <style:style style:name="P243" style:parent-style-name="內文" style:family="paragraph">
      <style:text-properties style:font-name="BiauKai" style:font-name-asian="BiauKai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內文" style:family="paragraph">
      <style:text-properties style:font-name="BiauKai" style:font-name-asian="BiauKai" fo:font-weight="bold" style:font-weight-asian="bold"/>
    </style:style>
    <style:style style:name="P246" style:parent-style-name="內文" style:family="paragraph">
      <style:text-properties style:font-name="BiauKai" style:font-name-asian="BiauKai"/>
    </style:style>
  </office:automatic-styles>
  <office:body>
    <office:text text:use-soft-page-breaks="true">
      <text:p text:style-name="P1">網格類公告模式模擬查驗清單</text:p>
      <text:p text:style-name="P2">2022年2月22日修訂</text:p>
      <text:p text:style-name="P3">使用網格公告模式進行空氣品質模擬者，應依申請指引提報以下四類資料，並依本查驗清單進行資料提報與確認。</text:p>
      <text:p text:style-name="P4">A：基本資料</text:p>
      <text:p text:style-name="P5">B：模式使用資料與設定</text:p>
      <text:p text:style-name="P6">C：模擬結果</text:p>
      <text:p text:style-name="P7">D：模式輸入與輸出檔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1.0</text:span></text:p>
          </table:table-cell>
          <table:table-cell table:style-name="TableCell17">
            <text:p text:style-name="P18">A</text:p>
          </table:table-cell>
          <table:table-cell table:style-name="TableCell19">
            <text:p text:style-name="內文"><text:span text:style-name="T20">基本資料</text:span>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 table:number-columns-spanned="2">
            <text:list text:style-name="LFO3" text:continue-numbering="true">
              <text:list-item>
                <text:p text:style-name="P29">案件編號：</text:p>
              </text:list-item>
              <text:list-item>
                <text:p text:style-name="P30">案件名稱：</text:p>
              </text:list-item>
              <text:list-item>
                <text:p text:style-name="P31"><text:span text:style-name="T32">案件種類：</text:span><text:span text:style-name="T33">□</text:span><text:span text:style-name="T34">許可申請 <text:s text:c="3"/></text:span><text:span text:style-name="T35">□</text:span><text:span text:style-name="T36">開發案環境影響評估 <text:s text:c="2"/></text:span><text:span text:style-name="T37">□控制策略評估</text:span></text:p>
              </text:list-item>
            </text:list>
            <text:p text:style-name="P38"><text:span text:style-name="T39">□</text:span><text:span text:style-name="T40">其他</text:span><text:span text:style-name="T41">（請說明）</text:span><text:span text:style-name="T42">：</text:span><text:span text:style-name="T43"><text:s text:c="3"/></text:span><text:span text:style-name="T44"><text:s text:c="2"/></text:span></text:p>
            <text:list text:style-name="LFO3" text:continue-numbering="true">
              <text:list-item>
                <text:p text:style-name="P45">申請單位：</text:p>
              </text:list-item>
              <text:list-item>
                <text:p text:style-name="P46">模式執行單位：</text:p>
              </text:list-item>
              <text:list-item>
                <text:p text:style-name="P47">模式執行人員：</text:p>
              </text:list-item>
            </text:list>
          </table:table-cell>
          <table:covered-table-cell/>
        </table:table-row>
        <table:table-row table:style-name="TableRow48">
          <table:table-cell table:style-name="TableCell49">
            <text:p text:style-name="P50">2.0</text:p>
          </table:table-cell>
          <table:table-cell table:style-name="TableCell51">
            <text:p text:style-name="P52">A</text:p>
          </table:table-cell>
          <table:table-cell table:style-name="TableCell53">
            <text:p text:style-name="P54">公告模式使用方式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□使用方式一：直接使用（相關執行方式說明請參考公告模式使用方式與指引）</text:p>
            <text:p text:style-name="P64">□使用方式二：下載使用（相關執行方式說明請參考公告模式使用方式與指引），並請說明下列事項：</text:p>
            <text:p text:style-name="P65">電腦平台（註明硬體架構、CPU種類）：</text:p>
            <text:p text:style-name="P66">作業系統（註明版本）：</text:p>
            <text:p text:style-name="P67">程式編譯器（註明版本）：</text:p>
            <text:p text:style-name="P68">編譯程式所需程式庫（包括netcdf、ioapi等，並註明版本）：</text:p>
            <text:p text:style-name="P69">執行模式使用運算核心數與相對應網格切割方式：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3.0</text:p>
          </table:table-cell>
          <table:table-cell table:style-name="TableCell75">
            <text:p text:style-name="P76">A</text:p>
          </table:table-cell>
          <table:table-cell table:style-name="TableCell77">
            <text:p text:style-name="P78"><text:span text:style-name="T79">模式模擬類別</text:span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<text:span text:style-name="T89">□</text:span><text:span text:style-name="T90">背景模擬 <text:s text:c="2"/></text:span><text:span text:style-name="T91">□</text:span><text:span text:style-name="T92">增量模擬 <text:s text:c="2"/></text:span><text:span text:style-name="T93">□</text:span><text:span text:style-name="T94">減量模擬 <text:s text:c="2"/></text:span><text:span text:style-name="T95">□</text:span><text:span text:style-name="T96">背景模擬+增量模擬<text:s/></text:span></text:p>
            <text:p text:style-name="P97"><text:span text:style-name="T98">□</text:span><text:span text:style-name="T99">背景模擬+減量模擬 <text:s text:c="2"/></text:span><text:span text:style-name="T100">□</text:span><text:span text:style-name="T101">其他（請說明）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4.0</text:p>
          </table:table-cell>
          <table:table-cell table:style-name="TableCell107">
            <text:p text:style-name="P108">B</text:p>
          </table:table-cell>
          <table:table-cell table:style-name="TableCell109">
            <text:p text:style-name="內文"><text:span text:style-name="T110">模式模擬排放資料</text:span></text:p>
          </table:table-cell>
          <table:table-cell table:style-name="TableCell111">
            <text:p text:style-name="內文"><text:span text:style-name="T112">提報圖表</text:span>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list text:style-name="LFO2" text:continue-numbering="true">
              <text:list-item>
                <text:p text:style-name="P119">背景模擬是否使用公告之背景排放資料檔：</text:p>
              </text:list-item>
            </text:list>
            <text:p text:style-name="P120"><text:span text:style-name="T121">□</text:span><text:span text:style-name="T122">是，檔案名稱：</text:span></text:p>
            <text:p text:style-name="P123"><text:span text:style-name="T124">□</text:span><text:span text:style-name="T125">否</text:span><text:span text:style-name="T126">，</text:span><text:span text:style-name="T127">說明</text:span><text:span text:style-name="T128">不</text:span><text:span text:style-name="T129">使用之原因：</text:span></text:p>
            <text:list text:style-name="LFO2" text:continue-numbering="true">
              <text:list-item>
                <text:p text:style-name="P130"><text:span text:style-name="T131">□</text:span><text:span text:style-name="T132">增量模擬</text:span><text:span text:style-name="T133">（依</text:span><text:span text:style-name="T134">表</text:span><text:span text:style-name="T135">AF</text:span><text:span text:style-name="T136">-13</text:span><text:span text:style-name="T137">格式提報）</text:span></text:p>
              </text:list-item>
              <text:list-item>
                <text:p text:style-name="P138">□減量模擬方法：□使用排放控制檔 <text:s text:c="2"/>□自背景排放資料中移除或減少相關污染源 <text:s text:c="2"/>□其他（請說明）</text:p>
              </text:list-item>
            </text:list>
          </table:table-cell>
          <table:table-cell table:style-name="TableCell139">
            <text:p text:style-name="P140">AF-13</text:p>
            <text:p text:style-name="P141"/>
          </table:table-cell>
        </table:table-row>
        <text:soft-page-break/>
        <table:table-row table:style-name="TableRow142">
          <table:table-cell table:style-name="TableCell143">
            <text:p text:style-name="P144">5.0</text:p>
          </table:table-cell>
          <table:table-cell table:style-name="TableCell145">
            <text:p text:style-name="P146">B</text:p>
          </table:table-cell>
          <table:table-cell table:style-name="TableCell147">
            <text:p text:style-name="內文"><text:span text:style-name="T148">模擬範圍與期程設定</text:span></text:p>
          </table:table-cell>
          <table:table-cell table:style-name="TableCell149">
            <text:p text:style-name="內文"><text:span text:style-name="T150">提報圖表</text:span>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list text:style-name="LFO1" text:continue-numbering="true">
              <text:list-item>
                <text:p text:style-name="P157">模擬範圍是否使用公告模式之設定</text:p>
              </text:list-item>
            </text:list>
            <text:p text:style-name="P158">□是，使用公告模式設定</text:p>
            <text:p text:style-name="P159">□否，請說明不使用之原因</text:p>
            <text:list text:style-name="LFO1" text:continue-numbering="true">
              <text:list-item>
                <text:p text:style-name="P160">模式垂直分層是否使用公告模式設定</text:p>
              </text:list-item>
            </text:list>
            <text:p text:style-name="P161">□是，使用公告模式設定</text:p>
            <text:p text:style-name="P162">□否，請說明不使用之原因</text:p>
            <text:list text:style-name="LFO1" text:continue-numbering="true">
              <text:list-item>
                <text:p text:style-name="P163">模擬期程是否使用公告之期程：</text:p>
              </text:list-item>
            </text:list>
            <text:p text:style-name="P164">□是，使用公告模式設定</text:p>
            <text:p text:style-name="P165">□案例月（請說明）：</text:p>
            <text:p text:style-name="P166">□案例季（請說明）：</text:p>
            <text:p text:style-name="P167">□否，請說明不使用之原因，以及期程設定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6.0</text:p>
          </table:table-cell>
          <table:table-cell table:style-name="TableCell173">
            <text:p text:style-name="P174">B</text:p>
          </table:table-cell>
          <table:table-cell table:style-name="TableCell175">
            <text:p text:style-name="內文"><text:span text:style-name="T176">模式模擬氣象資料</text:span>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list text:style-name="LFO4" text:continue-numbering="true">
              <text:list-item>
                <text:p text:style-name="P185">是否使用公告之氣象資料：</text:p>
              </text:list-item>
            </text:list>
            <text:p text:style-name="P186">□是，使用公告模式之氣象資料檔</text:p>
            <text:p text:style-name="P187">□否，請說明不使用之原因，以及資料來源：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7.0</text:p>
          </table:table-cell>
          <table:table-cell table:style-name="TableCell193">
            <text:p text:style-name="P194">C</text:p>
          </table:table-cell>
          <table:table-cell table:style-name="TableCell195">
            <text:p text:style-name="內文"><text:span text:style-name="T196">模擬結果</text:span></text:p>
          </table:table-cell>
          <table:table-cell table:style-name="TableCell197">
            <text:p text:style-name="P198">提報圖表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><text:span text:style-name="T206">是否提報模擬結果</text:span><text:span text:style-name="T207">：</text:span><text:span text:style-name="T208">□</text:span><text:span text:style-name="T209">是 <text:s/></text:span><text:span text:style-name="T210">□</text:span><text:span text:style-name="T211">否</text:span></text:p>
            <text:p text:style-name="P212">提報內容如下：</text:p>
            <text:p text:style-name="P213">□各時段模擬結果最大增量發生處座標，並與容許增量限值比較</text:p>
            <text:p text:style-name="P214">□各時段模擬結果最大合成量發生處座標，並與空氣品質標準比較</text:p>
            <text:p text:style-name="P215">□各時段模擬結果最大增量等濃度圖</text:p>
            <text:p text:style-name="P216">□各時段模擬結果最大合成量等濃度圖</text:p>
            <text:p text:style-name="P217">□模式性能評估結果</text:p>
            <text:p text:style-name="內文"><text:span text:style-name="T218">□</text:span><text:span text:style-name="T219">其他模擬結果，</text:span><text:span text:style-name="T220">共</text:span><text:span text:style-name="T221"><text:s text:c="6"/></text:span><text:span text:style-name="T222">項</text:span></text:p>
          </table:table-cell>
          <table:table-cell table:style-name="TableCell223">
            <text:p text:style-name="P224">AF-20</text:p>
          </table:table-cell>
        </table:table-row>
        <table:table-row table:style-name="TableRow225">
          <table:table-cell table:style-name="TableCell226">
            <text:p text:style-name="P227">8.0</text:p>
          </table:table-cell>
          <table:table-cell table:style-name="TableCell228">
            <text:p text:style-name="P229">D</text:p>
          </table:table-cell>
          <table:table-cell table:style-name="TableCell230">
            <text:p text:style-name="內文"><text:span text:style-name="T231">模式輸入/輸出檔及相關電腦檔</text:span></text:p>
          </table:table-cell>
          <table:table-cell table:style-name="TableCell232">
            <text:p text:style-name="內文"><text:span text:style-name="T233">提報</text:span><text:span text:style-name="T234">資料</text:span></text:p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是否依規定提報並上傳模式輸入/輸出檔及相關電腦檔案及清單：</text:p>
            <text:p text:style-name="P242">□是</text:p>
            <text:p text:style-name="P243">□否，請說明不提報與上傳之原因</text:p>
          </table:table-cell>
          <table:table-cell table:style-name="TableCell244">
            <text:p text:style-name="P245"/>
          </table:table-cell>
        </table:table-row>
      </table:table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BiauKai" svg:font-family="BiauKai" style:font-family-generic="system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TITLE-2" style:display-name="TITLE-2" style:family="paragraph" style:parent-style-name="內文">
      <style:paragraph-properties fo:text-align="justify" style:line-height-at-least="0.1666in" fo:margin-left="0.2777in" fo:text-indent="-0.1972in">
        <style:tab-stops/>
      </style:paragraph-properties>
      <style:text-properties style:font-name-asian="標楷體" style:letter-kerning="false" fo:font-size="14pt" style:font-size-asian="14pt" style:font-size-complex="10pt" fo:hyphenate="false"/>
    </style:style>
    <style:style style:name="清單段落" style:display-name="清單段落" style:family="paragraph" style:parent-style-name="內文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0902in" text:min-label-width="0.25in" text:list-level-position-and-space-mode="label-alignment">
          <style:list-level-label-alignment text:label-followed-by="listtab" fo:margin-left="0.340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4236in" text:min-label-width="0.3333in" text:list-level-position-and-space-mode="label-alignment">
          <style:list-level-label-alignment text:label-followed-by="listtab" fo:margin-left="0.756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69in" text:min-label-width="0.3333in" text:list-level-position-and-space-mode="label-alignment">
          <style:list-level-label-alignment text:label-followed-by="listtab" fo:margin-left="1.0902in" fo:text-indent="-0.3333in"/>
        </style:list-level-properties>
      </text:list-level-style-number>
      <text:list-level-style-number text:level="4" style:num-suffix="." style:num-format="1">
        <style:list-level-properties text:space-before="1.0902in" text:min-label-width="0.3333in" text:list-level-position-and-space-mode="label-alignment">
          <style:list-level-label-alignment text:label-followed-by="listtab" fo:margin-left="1.423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236in" text:min-label-width="0.3333in" text:list-level-position-and-space-mode="label-alignment">
          <style:list-level-label-alignment text:label-followed-by="listtab" fo:margin-left="1.756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69in" text:min-label-width="0.3333in" text:list-level-position-and-space-mode="label-alignment">
          <style:list-level-label-alignment text:label-followed-by="listtab" fo:margin-left="2.0902in" fo:text-indent="-0.3333in"/>
        </style:list-level-properties>
      </text:list-level-style-number>
      <text:list-level-style-number text:level="7" style:num-suffix="." style:num-format="1">
        <style:list-level-properties text:space-before="2.0902in" text:min-label-width="0.3333in" text:list-level-position-and-space-mode="label-alignment">
          <style:list-level-label-alignment text:label-followed-by="listtab" fo:margin-left="2.423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236in" text:min-label-width="0.3333in" text:list-level-position-and-space-mode="label-alignment">
          <style:list-level-label-alignment text:label-followed-by="listtab" fo:margin-left="2.756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69in" text:min-label-width="0.3333in" text:list-level-position-and-space-mode="label-alignment">
          <style:list-level-label-alignment text:label-followed-by="listtab" fo:margin-left="3.0902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5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3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表格編號</dc:title>
    <meta:initial-creator>aquarex</meta:initial-creator>
    <dc:creator>Microsoft Office User</dc:creator>
    <meta:creation-date>2022-03-10T19:15:00Z</meta:creation-date>
    <dc:date>2022-03-10T19:15:00Z</dc:date>
    <meta:print-date>2004-07-09T06:33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170" meta:character-count="1138" meta:row-count="8" meta:non-whitespace-character-count="970"/>
  </office:meta>
</office:document-meta>
</file>